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-color="#8019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99ff66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3" style:family="paragraph">
      <loext:graphic-properties draw:fill-color="#ff6600" draw:opacity="100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25%" draw:textarea-horizontal-align="justify" draw:textarea-vertical-align="middle" draw:auto-grow-height="false" fo:min-height="0.1346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opacity="25%" draw:textarea-horizontal-align="justify" draw:textarea-vertical-align="middle" draw:auto-grow-height="false" fo:min-height="0.1362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1" draw:style-name="gr12" draw:text-style-name="P10" svg:width="0.1335in" svg:height="0.1335in" svg:x="2.4272in" svg:y="0.4201in"><text:p/><draw:enhanced-geometry svg:viewBox="0 0 21600 21600" draw:type="rectangle" draw:enhanced-path="M 0 0 L 21600 0 21600 21600 0 21600 0 0 Z N"/></draw:custom-shape><draw:custom-shape text:anchor-type="paragraph" draw:z-index="10" draw:name="Shape 3" draw:style-name="gr9" draw:text-style-name="P8" svg:width="0.1343in" svg:height="0.1343in" svg:x="6.3945in" svg:y="0.411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 12" draw:style-name="gr3" draw:text-style-name="P5" svg:width="0.1343in" svg:height="0.1343in" svg:x="4.3862in" svg:y="0.4335in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" draw:text-style-name="P3" svg:width="0.1335in" svg:height="0.1335in" svg:x="0.3992in" svg:y="0.4165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1" draw:name="Shape 10" draw:style-name="gr2" draw:text-style-name="P4" svg:width="0.1343in" svg:height="0.1343in" svg:x="0.359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5" draw:style-name="gr8" draw:text-style-name="P7" svg:width="0.135in" svg:height="0.135in" svg:x="0.411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4" draw:text-style-name="P9" svg:width="0.1335in" svg:height="0.1335in" svg:x="0.3874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9" draw:style-name="gr1" draw:text-style-name="P3" svg:width="0.1335in" svg:height="0.1335in" svg:x="0.4425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11" draw:style-name="gr5" draw:text-style-name="P6" svg:width="0.1335in" svg:height="0.1335in" svg:x="0.35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1" draw:style-name="gr10" draw:text-style-name="P8" svg:width="0.1335in" svg:height="0.1335in" svg:x="0.4252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5" draw:text-style-name="P12" svg:width="0.1358in" svg:height="0.1358in" svg:x="0.3764in" svg:y="0.165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4" draw:name="Shape 7" draw:style-name="gr6" draw:text-style-name="P7" svg:width="0.1335in" svg:height="0.1362in" svg:x="0.4236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7" draw:text-style-name="P13" svg:width="0.135in" svg:height="0.135in" svg:x="0.3583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8" draw:style-name="gr1" draw:text-style-name="P3" svg:width="0.1335in" svg:height="0.1335in" svg:x="0.422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6" draw:text-style-name="P10" svg:width="0.1343in" svg:height="0.1343in" svg:x="0.3752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0" draw:name="Shape 14" draw:style-name="gr3" draw:text-style-name="P5" svg:width="0.1343in" svg:height="0.1343in" svg:x="0.4252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2" draw:style-name="gr10" draw:text-style-name="P8" svg:width="0.1335in" svg:height="0.1335in" svg:x="0.3602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3" draw:text-style-name="P11" svg:width="0.1343in" svg:height="0.1343in" svg:x="0.4244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6" draw:style-name="gr7" draw:text-style-name="P7" svg:width="0.1335in" svg:height="0.1335in" svg:x="0.382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7" draw:name="Shape 46" draw:style-name="gr11" draw:text-style-name="P9" svg:width="0.1343in" svg:height="0.1343in" svg:x="0.4252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3" draw:name="Shape 16" draw:style-name="gr1" draw:text-style-name="P3" svg:width="0.1335in" svg:height="0.1335in" svg:x="0.372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2" draw:text-style-name="P10" svg:width="0.1335in" svg:height="0.1335in" svg:x="0.424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3" draw:style-name="gr4" draw:text-style-name="P5" svg:width="0.1343in" svg:height="0.135in" svg:x="0.3866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1" draw:name="Shape 4" draw:style-name="gr9" draw:text-style-name="P8" svg:width="0.1343in" svg:height="0.1343in" svg:x="0.428in" svg:y="0.175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2:20:24.621990260</dc:date>
    <meta:editing-duration>PT1H52M27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